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fo:min-height="7.648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fo:min-height="3.256cm"/>
    </style:style>
    <style:style style:name="pr5" style:family="presentation" style:parent-style-name="harmaa2-outline1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fo:min-height="3.506cm"/>
    </style:style>
    <style:style style:name="pr8" style:family="presentation" style:parent-style-name="harmaa2-outline1">
      <style:graphic-properties fo:min-height="13.859cm"/>
    </style:style>
    <style:style style:name="pr9" style:family="presentation" style:parent-style-name="harmaa2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paratório para a OBI</text:p>
          </draw:text-box>
        </draw:frame>
        <draw:frame presentation:style-name="pr2" draw:text-style-name="P2" draw:layer="layout" svg:width="7.099cm" svg:height="7.648cm" svg:x="19.5cm" svg:y="11cm" presentation:class="subtitle" presentation:user-transformed="true">
          <draw:text-box>
            <text:p><text:span text:style-name="T1">PET-ECO</text:span></text:p>
            <text:p><text:span text:style-name="T1">20/04/20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256cm" svg:x="1.4cm" svg:y="0.162cm" presentation:class="title" presentation:user-transformed="true">
          <draw:text-box>
            <text:p>Strings</text:p>
          </draw:text-box>
        </draw:frame>
        <draw:frame presentation:style-name="pr5" draw:layer="layout" svg:width="25.199cm" svg:height="13.609cm" svg:x="1.4cm" svg:y="4.114cm" presentation:class="outline" presentation:user-transformed="true">
          <draw:text-box>
            <text:list text:style-name="L2">
              <text:list-item>
                <text:p>São cadeias de letras</text:p>
              </text:list-item>
              <text:list-item>
                <text:p>char nome[101];</text:p>
              </text:list-item>
              <text:list-item>
                <text:p>cin &gt;&gt; nome;</text:p>
              </text:list-item>
              <text:list-item>
                <text:p>2008 – Auto Estrada (usar char[]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8" draw:layer="layout" svg:width="25.199cm" svg:height="16.039cm" svg:x="1.4cm" svg:y="4.914cm" presentation:class="outline" presentation:user-transformed="true">
          <draw:text-box>
            <text:list text:style-name="L2">
              <text:list-item>
                <text:p>Organizam e aumentam a legibilidade do código</text:p>
                <text:p/>
              </text:list-item>
              <text:list-item>
                <text:p>int main(){</text:p>
                <text:list>
                  <text:list-header>
                    <text:p>return 0;</text:p>
                  </text:list-header>
                </text:list>
                <text:p>}</text:p>
                <text:p/>
              </text:list-item>
              <text:list-item>
                <text:p>Mostrar testador automático de código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#include &lt;math.h&gt;</text:p>
                <text:list>
                  <text:list-item>
                    <text:p>float raiz = sqrt();//man sqrt</text:p>
                  </text:list-item>
                  <text:list-item>
                    <text:p>float oito = pow(2, 3);//não tem man pow</text:p>
                  </text:list-item>
                </text:list>
              </text:list-item>
              <text:list-item>
                <text:p>#include &lt;string.h&gt;</text:p>
                <text:list>
                  <text:list-item>
                    <text:p>strcmp(string1, string2);//man strcmp</text:p>
                  </text:list-item>
                  <text:list-item>
                    <text:p>strlen(string);//man str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ick Sor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Ordena um vetor</text:p>
              </text:list-item>
              <text:list-item>
                <text:p>Copiar implementação do manual:</text:p>
              </text:list-item>
              <text:list-item>
                <text:p>man qsort</text:p>
              </text:list-item>
              <text:list-item>
                <text:p>2010 – Lista de Chamada</text:p>
              </text:list-item>
              <text:list-item>
                <text:p>2009 - Olimpía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7" draw:layer="layout" svg:width="25.199cm" svg:height="3.506cm" svg:x="1.5cm" svg:y="8.394cm" presentation:class="title" presentation:user-transformed="true">
          <draw:text-box>
            <text:p>Exercícios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3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02</meta:generator>
    <meta:creation-date>2012-03-30T14:47:09</meta:creation-date>
    <dc:language>fi-FI</dc:language>
    <meta:editing-cycles>34</meta:editing-cycles>
    <meta:editing-duration>PT4H42M38S</meta:editing-duration>
    <meta:initial-creator>Ricardo Costa</meta:initial-creator>
    <dc:date>2012-04-30T20:26:35</dc:date>
    <dc:creator>Ricardo Costa</dc:creator>
    <meta:document-statistic meta:object-count="4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